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3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12"/>
        <table:table-column table:style-name="co13" table:default-cell-style-name="ce12"/>
        <table:table-column table:style-name="co14" table:number-columns-repeated="1007" table:default-cell-style-name="ce1"/>
        <table:table-column table:style-name="co14" table:number-columns-repeated="2" table:default-cell-style-name="Default"/>
        <table:table-row table:style-name="ro1">
          <table:table-cell table:style-name="ce3" office:value-type="string" calcext:value-type="string">
            <text:p>Resource</text:p>
          </table:table-cell>
          <table:table-cell table:style-name="ce9" office:value-type="string" calcext:value-type="string">
            <text:p>Unit</text:p>
          </table:table-cell>
          <table:table-cell table:style-name="ce9"/>
          <table:table-cell table:style-name="ce9" office:value-type="string" calcext:value-type="string">
            <text:p>Price</text:p>
          </table:table-cell>
          <table:table-cell table:style-name="ce9" table:number-columns-repeated="4"/>
          <table:table-cell table:style-name="ce3"/>
          <table:table-cell table:style-name="ce16" table:number-columns-repeated="6"/>
          <table:table-cell table:style-name="ce9" table:number-columns-repeated="1007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Fargate vCPU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Fargate GB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Aurora ACU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SQS</text:p>
          </table:table-cell>
          <table:table-cell table:style-name="Default" office:value-type="string" calcext:value-type="string">
            <text:p>per message</text:p>
          </table:table-cell>
          <table:table-cell/>
          <table:table-cell office:value-type="float" office:value="0.0000004" calcext:value-type="float">
            <text:p>4E-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2" office:value-type="string" calcext:value-type="string">
            <text:p>Sample</text:p>
            <text:p>Size</text:p>
          </table:table-cell>
          <table:table-cell table:style-name="ce2" office:value-type="string" calcext:value-type="string">
            <text:p>Seconds</text:p>
          </table:table-cell>
          <table:table-cell table:style-name="ce2"/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Aurora</text:p>
            <text:p>ACU</text:p>
          </table:table-cell>
          <table:table-cell table:style-name="ce3"/>
          <table:table-cell table:style-name="ce13" office:value-type="string" calcext:value-type="string">
            <text:p>Fargate</text:p>
            <text:p>Cost</text:p>
          </table:table-cell>
          <table:table-cell table:style-name="ce13" office:value-type="string" calcext:value-type="string">
            <text:p>Aurora</text:p>
            <text:p>Cost</text:p>
          </table:table-cell>
          <table:table-cell table:style-name="ce13" office:value-type="string" calcext:value-type="string">
            <text:p>SQS</text:p>
            <text:p>Cost</text:p>
          </table:table-cell>
          <table:table-cell table:style-name="ce13"/>
          <table:table-cell table:style-name="ce13" office:value-type="string" calcext:value-type="string">
            <text:p>Cost per</text:p>
            <text:p>Sample</text:p>
          </table:table-cell>
          <table:table-cell table:style-name="ce13" office:value-type="string" calcext:value-type="string">
            <text:p>Cost per</text:p>
            <text:p>Million</text:p>
          </table:table-cell>
          <table:table-cell table:style-name="ce2" table:number-columns-repeated="1007"/>
          <table:table-cell table:style-name="ce3" table:number-columns-repeated="2"/>
        </table:table-row>
        <table:table-row table:style-name="ro1">
          <table:table-cell table:style-name="ce7" table:formula="of:=DATE( 2020;9;28)" office:value-type="date" office:date-value="2020-09-28" calcext:value-type="date">
            <text:p>09/28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34*60" office:value-type="float" office:value="8040" calcext:value-type="float">
            <text:p>80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9] * (([.$D$2] * [.C9] * [.G9]/1024) + ([.$D$3] * [.C9]* [.F9])))" office:value-type="currency" office:currency="USD" office:value="10.1902176" calcext:value-type="currency">
            <text:p>$10.19</text:p>
          </table:table-cell>
          <table:table-cell table:formula="of:=([.$D$4] * [.C9] * [.H9])" office:value-type="currency" office:currency="USD" office:value="25.72851456" calcext:value-type="currency">
            <text:p>$25.73</text:p>
          </table:table-cell>
          <table:table-cell table:formula="of:=[.$D$5]*[.B9]" office:value-type="currency" office:currency="USD" office:value="4" calcext:value-type="currency">
            <text:p>$4.00</text:p>
          </table:table-cell>
          <table:table-cell/>
          <table:table-cell table:formula="of:=([.J9] + [.K9])" office:value-type="currency" office:currency="USD" office:value="35.91873216" calcext:value-type="currency">
            <text:p>$35.92</text:p>
          </table:table-cell>
          <table:table-cell table:formula="of:=[.N9] * (1000000/[.B9])" office:value-type="currency" office:currency="USD" office:value="3.591873216" calcext:value-type="currency">
            <text:p>$3.59</text:p>
          </table:table-cell>
          <table:table-cell table:number-columns-repeated="1009"/>
        </table:table-row>
        <table:table-row table:style-name="ro1">
          <table:table-cell table:style-name="ce7" table:formula="of:=DATE( 2020;9;27)" office:value-type="date" office:date-value="2020-09-27" calcext:value-type="date">
            <text:p>09/27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26*60" office:value-type="float" office:value="7560" calcext:value-type="float">
            <text:p>75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10] * (([.$D$2] * [.C10] * [.G10]/1024) + ([.$D$3] * [.C10]* [.F10])))" office:value-type="currency" office:currency="USD" office:value="9.5818464" calcext:value-type="currency">
            <text:p>$9.58</text:p>
          </table:table-cell>
          <table:table-cell table:formula="of:=([.$D$4] * [.C10] * [.H10])" office:value-type="currency" office:currency="USD" office:value="24.19248384" calcext:value-type="currency">
            <text:p>$24.19</text:p>
          </table:table-cell>
          <table:table-cell table:formula="of:=[.$D$5]*[.B10]" office:value-type="currency" office:currency="USD" office:value="4" calcext:value-type="currency">
            <text:p>$4.00</text:p>
          </table:table-cell>
          <table:table-cell/>
          <table:table-cell table:formula="of:=([.J10] + [.K10])" office:value-type="currency" office:currency="USD" office:value="33.77433024" calcext:value-type="currency">
            <text:p>$33.77</text:p>
          </table:table-cell>
          <table:table-cell table:formula="of:=[.N10] * (1000000/[.B10])" office:value-type="currency" office:currency="USD" office:value="3.377433024" calcext:value-type="currency">
            <text:p>$3.38</text:p>
          </table:table-cell>
          <table:table-cell table:number-columns-repeated="1009"/>
        </table:table-row>
        <table:table-row table:style-name="ro1">
          <table:table-cell table:style-name="ce7" table:formula="of:=DATE( 2020;9;27)" office:value-type="date" office:date-value="2020-09-27" calcext:value-type="date">
            <text:p>09/27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44*60" office:value-type="float" office:value="8640" calcext:value-type="float">
            <text:p>86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11] * (([.$D$2] * [.C11] * [.G11]/1024) + ([.$D$3] * [.C11]* [.F11])))" office:value-type="currency" office:currency="USD" office:value="9.125568" calcext:value-type="currency">
            <text:p>$9.13</text:p>
          </table:table-cell>
          <table:table-cell table:formula="of:=([.$D$4] * [.C11] * [.H11])" office:value-type="currency" office:currency="USD" office:value="27.64855296" calcext:value-type="currency">
            <text:p>$27.65</text:p>
          </table:table-cell>
          <table:table-cell table:formula="of:=[.$D$5]*[.B11]" office:value-type="currency" office:currency="USD" office:value="4" calcext:value-type="currency">
            <text:p>$4.00</text:p>
          </table:table-cell>
          <table:table-cell/>
          <table:table-cell table:formula="of:=([.J11] + [.K11])" office:value-type="currency" office:currency="USD" office:value="36.77412096" calcext:value-type="currency">
            <text:p>$36.77</text:p>
          </table:table-cell>
          <table:table-cell table:formula="of:=[.N11] * (1000000/[.B11])" office:value-type="currency" office:currency="USD" office:value="3.677412096" calcext:value-type="currency">
            <text:p>$3.68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3:10:07.67297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9-28T13:32:56.365702641</dc:date>
    <meta:editing-duration>PT10H21M50S</meta:editing-duration>
    <meta:editing-cycles>57</meta:editing-cycles>
    <meta:generator>LibreOffice/6.0.7.3$Linux_X86_64 LibreOffice_project/00m0$Build-3</meta:generator>
    <meta:document-statistic meta:table-count="1" meta:cell-count="63" meta:object-count="0"/>
  </office:meta>
</office:document-meta>
</file>